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4827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1.7075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0.5283in"/>
    </style:style>
    <style:style style:name="co21" style:family="table-column">
      <style:table-column-properties fo:break-before="auto" style:column-width="0.4854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16S.P16S-S47" table:style-name="ta1">
        <table:shapes>
          <draw:frame draw:z-index="0" draw:style-name="gr1" draw:text-style-name="P1" svg:width="6.2988in" svg:height="3.5429in" svg:x="3.1866in" svg:y="2.3606in">
            <draw:object draw:notify-on-update-of-ranges="'P16S.P16S-S47'.I1:'P16S.P16S-S47'.I1 'P16S.P16S-S47'.I2:'P16S.P16S-S47'.I9 'P16S.P16S-S47'.Q1:'P16S.P16S-S47'.Q1 'P16S.P16S-S47'.Q2:'P16S.P16S-S47'.Q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NA_ID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yyyy-mm-ddThh:mm</text:p>
          </table:table-cell>
          <table:table-cell office:value-type="string" calcext:value-type="string">
            <text:p>Longitude [degrees_east]</text:p>
          </table:table-cell>
          <table:table-cell office:value-type="string" calcext:value-type="string">
            <text:p>Latitude [degrees_north]</text:p>
          </table:table-cell>
          <table:table-cell office:value-type="string" calcext:value-type="string">
            <text:p>BOT DEPTH [METERS]</text:p>
          </table:table-cell>
          <table:table-cell office:value-type="string" calcext:value-type="string">
            <text:p>CTDPRS</text:p>
          </table:table-cell>
          <table:table-cell office:value-type="string" calcext:value-type="string">
            <text:p>CTDTMP</text:p>
          </table:table-cell>
          <table:table-cell office:value-type="string" calcext:value-type="string">
            <text:p>CTDSAL</text:p>
          </table:table-cell>
          <table:table-cell office:value-type="string" calcext:value-type="string">
            <text:p>CAST TYPE</text:p>
          </table:table-cell>
          <table:table-cell office:value-type="string" calcext:value-type="string">
            <text:p>CAST NO</text:p>
          </table:table-cell>
          <table:table-cell office:value-type="string" calcext:value-type="string">
            <text:p>NISKIN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DNA_extract_conc_ng-µL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Silicate</text:p>
          </table:table-cell>
          <table:table-cell office:value-type="string" calcext:value-type="string">
            <text:p>Nitrate</text:p>
          </table:table-cell>
          <table:table-cell office:value-type="string" calcext:value-type="string">
            <text:p>Nitrite</text:p>
          </table:table-cell>
        </table:table-row>
        <table:table-row table:style-name="ro1">
          <table:table-cell office:value-type="string" calcext:value-type="string">
            <text:p>P16S-S47-N12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tracted 2/17/05 MM</text:p>
          </table:table-cell>
          <table:table-cell office:value-type="float" office:value="0.03549101" calcext:value-type="float">
            <text:p>0.03549101</text:p>
          </table:table-cell>
          <table:table-cell office:value-type="float" office:value="20.4249324078633" calcext:value-type="float">
            <text:p>20.4249324078633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6S-S47-N10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racted 2/17/05 MM</text:p>
          </table:table-cell>
          <table:table-cell office:value-type="float" office:value="0.07318292" calcext:value-type="float">
            <text:p>0.07318292</text:p>
          </table:table-cell>
          <table:table-cell office:value-type="float" office:value="21.1184752972032" calcext:value-type="float">
            <text:p>21.1184752972032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1.85" calcext:value-type="float">
            <text:p>1.8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16S-S47-N09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tracted 2/17/05 MM</text:p>
          </table:table-cell>
          <table:table-cell office:value-type="float" office:value="0.14054209" calcext:value-type="float">
            <text:p>0.14054209</text:p>
          </table:table-cell>
          <table:table-cell office:value-type="float" office:value="18.7045939262368" calcext:value-type="float">
            <text:p>18.7045939262368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2.56" calcext:value-type="float">
            <text:p>2.5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16S-S47-N08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acted 2/17/05 MM</text:p>
          </table:table-cell>
          <table:table-cell office:value-type="float" office:value="0.04623033" calcext:value-type="float">
            <text:p>0.04623033</text:p>
          </table:table-cell>
          <table:table-cell office:value-type="float" office:value="10.0110998301229" calcext:value-type="float">
            <text:p>10.0110998301229</text:p>
          </table:table-cell>
          <table:table-cell office:value-type="float" office:value="1.04" calcext:value-type="float">
            <text:p>1.04</text:p>
          </table:table-cell>
          <table:table-cell office:value-type="float" office:value="2.7" calcext:value-type="float">
            <text:p>2.7</text:p>
          </table:table-cell>
          <table:table-cell office:value-type="float" office:value="14.46" calcext:value-type="float">
            <text:p>14.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16S-S47-N15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tracted 2/17/05 MM</text:p>
          </table:table-cell>
          <table:table-cell office:value-type="float" office:value="0.04462601" calcext:value-type="float">
            <text:p>0.04462601</text:p>
          </table:table-cell>
          <table:table-cell office:value-type="float" office:value="5.62788361834718" calcext:value-type="float">
            <text:p>5.62788361834718</text:p>
          </table:table-cell>
          <table:table-cell office:value-type="float" office:value="1.19" calcext:value-type="float">
            <text:p>1.19</text:p>
          </table:table-cell>
          <table:table-cell office:value-type="float" office:value="3.7" calcext:value-type="float">
            <text:p>3.7</text:p>
          </table:table-cell>
          <table:table-cell office:value-type="float" office:value="17.08" calcext:value-type="float">
            <text:p>1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6S-S47-N14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tracted 2/17/05 MM</text:p>
          </table:table-cell>
          <table:table-cell office:value-type="float" office:value="0.04406084" calcext:value-type="float">
            <text:p>0.04406084</text:p>
          </table:table-cell>
          <table:table-cell office:value-type="float" office:value="3.5560578519147" calcext:value-type="float">
            <text:p>3.5560578519147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office:value-type="float" office:value="3.1" calcext:value-type="float">
            <text:p>3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16S-S47-N04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tracted 2/17/05 MM</text:p>
          </table:table-cell>
          <table:table-cell office:value-type="float" office:value="0.12982843" calcext:value-type="float">
            <text:p>0.12982843</text:p>
          </table:table-cell>
          <table:table-cell office:value-type="float" office:value="2.68142670135094" calcext:value-type="float">
            <text:p>2.68142670135094</text:p>
          </table:table-cell>
          <table:table-cell office:value-type="float" office:value="1.26" calcext:value-type="float">
            <text:p>1.26</text:p>
          </table:table-cell>
          <table:table-cell office:value-type="float" office:value="4.29" calcext:value-type="float">
            <text:p>4.29</text:p>
          </table:table-cell>
          <table:table-cell office:value-type="float" office:value="18.15" calcext:value-type="float">
            <text:p>1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6S-S47-N03</text:p>
          </table:table-cell>
          <table:table-cell office:value-type="string" calcext:value-type="string">
            <text:p>P16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050122T00:00</text:p>
          </table:table-cell>
          <table:table-cell office:value-type="float" office:value="-150" calcext:value-type="float">
            <text:p>-150</text:p>
          </table:table-cell>
          <table:table-cell office:value-type="float" office:value="-39" calcext:value-type="float">
            <text:p>-39</text:p>
          </table:table-cell>
          <table:table-cell office:value-type="float" office:value="-999" calcext:value-type="float">
            <text:p>-999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TRACE METAL</text:p>
          </table:table-cell>
          <table:table-cell office:value-type="float" office:value="-999" calcext:value-type="float">
            <text:p>-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cted 2/17/05 MM</text:p>
          </table:table-cell>
          <table:table-cell office:value-type="float" office:value="0.07969666" calcext:value-type="float">
            <text:p>0.07969666</text:p>
          </table:table-cell>
          <table:table-cell office:value-type="float" office:value="2.37898415395973" calcext:value-type="float">
            <text:p>2.37898415395973</text:p>
          </table:table-cell>
          <table:table-cell office:value-type="float" office:value="1.45" calcext:value-type="float">
            <text:p>1.45</text:p>
          </table:table-cell>
          <table:table-cell office:value-type="float" office:value="6.29" calcext:value-type="float">
            <text:p>6.29</text:p>
          </table:table-cell>
          <table:table-cell office:value-type="float" office:value="21.11" calcext:value-type="float">
            <text:p>2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hese are the original CTD pressure targets from Ellie</text:p>
          </table:table-cell>
          <table:table-cell table:number-columns-repeated="7"/>
          <table:table-cell office:value-type="string" calcext:value-type="string">
            <text:p>These are the corresponding DNA values</text:p>
          </table:table-cell>
          <table:table-cell table:number-columns-repeated="4"/>
        </table:table-row>
        <table:table-row table:style-name="ro1" table:number-rows-repeated="24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This graph looks exactly like the beam attenuation / chl profile at this station so we think this indicates the IDs are wrong as written</text:p>
          </table:table-cell>
          <table:table-cell table:number-columns-repeated="16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4:49:57.677375983</dc:date>
    <dc:creator>Jesse McNichol</dc:creator>
    <meta:editing-duration>PT42M29S</meta:editing-duration>
    <meta:editing-cycles>3</meta:editing-cycles>
    <meta:generator>LibreOffice/7.3.6.2$Linux_X86_64 LibreOffice_project/30$Build-2</meta:generator>
    <meta:document-statistic meta:table-count="1" meta:cell-count="17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29cm" svg:y="4.201cm" style:legend-expansion="high" chart:style-name="ch2"/>
        <chart:plot-area chart:style-name="ch3" table:cell-range-address="'P16S.P16S-S47'.I1:'P16S.P16S-S47'.I9 'P16S.P16S-S47'.Q1:'P16S.P16S-S47'.Q9" chart:data-source-has-labels="row" svg:x="0.32cm" svg:y="0.18cm" svg:width="10.689cm" svg:height="8.64cm">
          <chart:coordinate-region svg:x="0.941cm" svg:y="0.379cm" svg:width="9.7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16S.P16S-S47'.Q2:'P16S.P16S-S47'.Q9" chart:label-cell-address="'P16S.P16S-S47'.Q1:'P16S.P16S-S47'.Q1" chart:class="chart:scatter">
            <chart:domain table:cell-range-address="'P16S.P16S-S47'.I2:'P16S.P16S-S47'.I9"/>
            <chart:data-point chart:repeated="3"/>
            <chart:data-point chart:style-name="ch8"/>
            <chart:data-point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NA_extract_conc_ng-µL</text:p>
                <draw:g>
                  <svg:desc>'P16S.P16S-S47'.Q1:'P16S.P16S-S4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P16S.P16S-S47'.I2:'P16S.P16S-S47'.I9</svg:desc>
                </draw:g>
              </table:table-cell>
              <table:table-cell office:value-type="float" office:value="20.4249324078633">
                <text:p>20.4249324078633</text:p>
                <draw:g>
                  <svg:desc>'P16S.P16S-S47'.Q2:'P16S.P16S-S47'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1.1184752972032">
                <text:p>21.1184752972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8.7045939262368">
                <text:p>18.7045939262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0.0110998301229">
                <text:p>10.0110998301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.62788361834718">
                <text:p>5.62788361834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  <table:table-cell office:value-type="float" office:value="3.5560578519147">
                <text:p>3.5560578519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2.68142670135094">
                <text:p>2.68142670135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">
                <text:p>470</text:p>
              </table:table-cell>
              <table:table-cell office:value-type="float" office:value="2.37898415395973">
                <text:p>2.37898415395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